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rect draw:style-name="gr1" draw:layer="layout" svg:width="2.067cm" svg:height="2cm" svg:x="0cm" svg:y="0cm">
            <text:p/>
          </draw:rect>
          <draw:rect draw:style-name="gr2" draw:layer="layout" svg:width="2.067cm" svg:height="2cm" svg:x="0cm" svg:y="0cm">
            <text:p/>
          </draw:rect>
          <draw:path draw:style-name="gr1" draw:layer="layout" svg:width="1cm" svg:height="1cm" svg:x="0.033cm" svg:y="0cm" svg:viewBox="0 0 1001 1001" svg:d="m500 0c668 0 668 1001 0 1001s-666-1001 0-1001z">
            <text:p/>
          </draw:path>
          <draw:path draw:style-name="gr2" draw:layer="layout" svg:width="1cm" svg:height="1cm" svg:x="0.033cm" svg:y="0cm" svg:viewBox="0 0 1001 1001" svg:d="m500 0c668 0 668 1001 0 1001s-666-1001 0-1001">
            <text:p/>
          </draw:path>
          <draw:path draw:style-name="gr1" draw:layer="layout" svg:width="1cm" svg:height="1cm" svg:x="1.033cm" svg:y="0cm" svg:viewBox="0 0 1001 1001" svg:d="m500 0c668 0 668 1001 0 1001s-666-1001 0-1001z">
            <text:p/>
          </draw:path>
          <draw:path draw:style-name="gr2" draw:layer="layout" svg:width="1cm" svg:height="1cm" svg:x="1.033cm" svg:y="0cm" svg:viewBox="0 0 1001 1001" svg:d="m500 0c668 0 668 1001 0 1001s-666-1001 0-1001">
            <text:p/>
          </draw:path>
          <draw:path draw:style-name="gr1" draw:layer="layout" svg:width="1cm" svg:height="1cm" svg:x="0.033cm" svg:y="1cm" svg:viewBox="0 0 1001 1001" svg:d="m500 0c668 0 668 1001 0 1001s-666-1001 0-1001z">
            <text:p/>
          </draw:path>
          <draw:path draw:style-name="gr2" draw:layer="layout" svg:width="1cm" svg:height="1cm" svg:x="0.033cm" svg:y="1cm" svg:viewBox="0 0 1001 1001" svg:d="m500 0c668 0 668 1001 0 1001s-666-1001 0-1001">
            <text:p/>
          </draw:path>
          <draw:path draw:style-name="gr1" draw:layer="layout" svg:width="1cm" svg:height="1cm" svg:x="1.033cm" svg:y="1cm" svg:viewBox="0 0 1001 1001" svg:d="m500 0c668 0 668 1001 0 1001s-666-1001 0-1001z">
            <text:p/>
          </draw:path>
          <draw:path draw:style-name="gr2" draw:layer="layout" svg:width="1cm" svg:height="1cm" svg:x="1.033cm" svg:y="1cm" svg:viewBox="0 0 1001 1001" svg:d="m500 0c668 0 668 1001 0 1001s-666-1001 0-1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Blinders</dc:title>
    <meta:creation-date>2011-02-07T17:07:17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